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1">
            <text:p>Y-1281</text:p>
          </table:table-cell>
          <table:table-cell office:value-type="float" office:value="39.483">
            <text:p>39.483</text:p>
          </table:table-cell>
          <table:table-cell office:value-type="float" office:value="-74.424">
            <text:p>-74.424</text:p>
          </table:table-cell>
          <table:table-cell office:value-type="float" office:value="3000.0">
            <text:p>300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645">
            <text:p>-4.645</text:p>
          </table:table-cell>
          <table:table-cell office:value-type="float" office:value="0.7701">
            <text:p>0.7701</text:p>
          </table:table-cell>
          <table:table-cell office:value-type="float" office:value="0.7701">
            <text:p>0.7701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1526">
            <text:p>GX-31526</text:p>
          </table:table-cell>
          <table:table-cell office:value-type="float" office:value="39.304">
            <text:p>39.304</text:p>
          </table:table-cell>
          <table:table-cell office:value-type="float" office:value="-74.588">
            <text:p>-74.588</text:p>
          </table:table-cell>
          <table:table-cell office:value-type="float" office:value="2960.0">
            <text:p>2960.0</text:p>
          </table:table-cell>
          <table:table-cell office:value-type="float" office:value="70.0">
            <text:p>7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5.18">
            <text:p>-5.18</text:p>
          </table:table-cell>
          <table:table-cell office:value-type="float" office:value="0.1873">
            <text:p>0.1873</text:p>
          </table:table-cell>
          <table:table-cell office:value-type="float" office:value="0.1873">
            <text:p>0.1873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2966">
            <text:p>GX-2966</text:p>
          </table:table-cell>
          <table:table-cell office:value-type="float" office:value="39.412">
            <text:p>39.412</text:p>
          </table:table-cell>
          <table:table-cell office:value-type="float" office:value="-74.123">
            <text:p>-74.123</text:p>
          </table:table-cell>
          <table:table-cell office:value-type="float" office:value="7600.0">
            <text:p>7600.0</text:p>
          </table:table-cell>
          <table:table-cell office:value-type="float" office:value="300.0">
            <text:p>3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0.145">
            <text:p>-30.145</text:p>
          </table:table-cell>
          <table:table-cell office:value-type="float" office:value="1.5317">
            <text:p>1.5317</text:p>
          </table:table-cell>
          <table:table-cell office:value-type="float" office:value="1.5317">
            <text:p>1.5317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0881">
            <text:p>GX-30881</text:p>
          </table:table-cell>
          <table:table-cell office:value-type="float" office:value="39.305">
            <text:p>39.305</text:p>
          </table:table-cell>
          <table:table-cell office:value-type="float" office:value="-74.585">
            <text:p>-74.585</text:p>
          </table:table-cell>
          <table:table-cell office:value-type="float" office:value="3770.0">
            <text:p>3770.0</text:p>
          </table:table-cell>
          <table:table-cell office:value-type="float" office:value="40.0">
            <text:p>4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6.98">
            <text:p>-6.98</text:p>
          </table:table-cell>
          <table:table-cell office:value-type="float" office:value="0.1892">
            <text:p>0.1892</text:p>
          </table:table-cell>
          <table:table-cell office:value-type="float" office:value="0.1892">
            <text:p>0.1892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4176">
            <text:p>BETA-124176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90.0">
            <text:p>29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31490">
            <text:p>BETA-131490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20.0">
            <text:p>22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4177">
            <text:p>BETA-124177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300.0">
            <text:p>30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31489">
            <text:p>BETA-131489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30.0">
            <text:p>23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331">
            <text:p>Y-1331</text:p>
          </table:table-cell>
          <table:table-cell office:value-type="float" office:value="39.485">
            <text:p>39.485</text:p>
          </table:table-cell>
          <table:table-cell office:value-type="float" office:value="-74.426">
            <text:p>-74.426</text:p>
          </table:table-cell>
          <table:table-cell office:value-type="float" office:value="1890.0">
            <text:p>189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45">
            <text:p>-2.545</text:p>
          </table:table-cell>
          <table:table-cell office:value-type="float" office:value="0.7696">
            <text:p>0.7696</text:p>
          </table:table-cell>
          <table:table-cell office:value-type="float" office:value="0.7696">
            <text:p>0.7696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8149">
            <text:p>BETA-128149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10.0">
            <text:p>21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0880">
            <text:p>GX-30880</text:p>
          </table:table-cell>
          <table:table-cell office:value-type="float" office:value="39.305">
            <text:p>39.305</text:p>
          </table:table-cell>
          <table:table-cell office:value-type="float" office:value="-74.585">
            <text:p>-74.585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5.15">
            <text:p>-5.15</text:p>
          </table:table-cell>
          <table:table-cell office:value-type="float" office:value="0.1817">
            <text:p>0.1817</text:p>
          </table:table-cell>
          <table:table-cell office:value-type="float" office:value="0.1817">
            <text:p>0.1817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4">
            <text:p>Y-1284</text:p>
          </table:table-cell>
          <table:table-cell office:value-type="float" office:value="39.426">
            <text:p>39.426</text:p>
          </table:table-cell>
          <table:table-cell office:value-type="float" office:value="-74.39">
            <text:p>-74.39</text:p>
          </table:table-cell>
          <table:table-cell office:value-type="float" office:value="5890.0">
            <text:p>58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.945">
            <text:p>-12.945</text:p>
          </table:table-cell>
          <table:table-cell office:value-type="float" office:value="0.7746">
            <text:p>0.7746</text:p>
          </table:table-cell>
          <table:table-cell office:value-type="float" office:value="0.7746">
            <text:p>0.7746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2">
            <text:p>QC-842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2080.0">
            <text:p>208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15">
            <text:p>-3.315</text:p>
          </table:table-cell>
          <table:table-cell office:value-type="float" office:value="0.8464">
            <text:p>0.8464</text:p>
          </table:table-cell>
          <table:table-cell office:value-type="float" office:value="0.8464">
            <text:p>0.846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9433">
            <text:p>BETA-129433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60.0">
            <text:p>6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7">
            <text:p>-0.57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3">
            <text:p>Y-1283</text:p>
          </table:table-cell>
          <table:table-cell office:value-type="float" office:value="39.454">
            <text:p>39.454</text:p>
          </table:table-cell>
          <table:table-cell office:value-type="float" office:value="-74.405">
            <text:p>-74.405</text:p>
          </table:table-cell>
          <table:table-cell office:value-type="float" office:value="4760.0">
            <text:p>476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245">
            <text:p>-10.245</text:p>
          </table:table-cell>
          <table:table-cell office:value-type="float" office:value="0.7764">
            <text:p>0.7764</text:p>
          </table:table-cell>
          <table:table-cell office:value-type="float" office:value="0.7764">
            <text:p>0.7764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0879">
            <text:p>GX-30879</text:p>
          </table:table-cell>
          <table:table-cell office:value-type="float" office:value="39.305">
            <text:p>39.305</text:p>
          </table:table-cell>
          <table:table-cell office:value-type="float" office:value="-74.585">
            <text:p>-74.585</text:p>
          </table:table-cell>
          <table:table-cell office:value-type="float" office:value="2580.0">
            <text:p>2580.0</text:p>
          </table:table-cell>
          <table:table-cell office:value-type="float" office:value="30.0">
            <text:p>3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.54">
            <text:p>-4.54</text:p>
          </table:table-cell>
          <table:table-cell office:value-type="float" office:value="0.1786">
            <text:p>0.1786</text:p>
          </table:table-cell>
          <table:table-cell office:value-type="float" office:value="0.1786">
            <text:p>0.1786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9432">
            <text:p>BETA-129432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110.0">
            <text:p>11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2">
            <text:p>Y-1282</text:p>
          </table:table-cell>
          <table:table-cell office:value-type="float" office:value="39.479">
            <text:p>39.479</text:p>
          </table:table-cell>
          <table:table-cell office:value-type="float" office:value="-74.419">
            <text:p>-74.419</text:p>
          </table:table-cell>
          <table:table-cell office:value-type="float" office:value="3830.0">
            <text:p>38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45">
            <text:p>-7.345</text:p>
          </table:table-cell>
          <table:table-cell office:value-type="float" office:value="0.7727">
            <text:p>0.7727</text:p>
          </table:table-cell>
          <table:table-cell office:value-type="float" office:value="0.7727">
            <text:p>0.7727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19018">
            <text:p>GX-19018</text:p>
          </table:table-cell>
          <table:table-cell office:value-type="float" office:value="39.803">
            <text:p>39.803</text:p>
          </table:table-cell>
          <table:table-cell office:value-type="float" office:value="-74.094">
            <text:p>-74.094</text:p>
          </table:table-cell>
          <table:table-cell office:value-type="float" office:value="4532.0">
            <text:p>4532.0</text:p>
          </table:table-cell>
          <table:table-cell office:value-type="float" office:value="58.0">
            <text:p>58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1786">
            <text:p>0.1786</text:p>
          </table:table-cell>
          <table:table-cell office:value-type="float" office:value="0.1786">
            <text:p>0.1786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34134">
            <text:p>OS-34134</text:p>
          </table:table-cell>
          <table:table-cell office:value-type="float" office:value="39.51">
            <text:p>39.51</text:p>
          </table:table-cell>
          <table:table-cell office:value-type="float" office:value="-74.32">
            <text:p>-74.32</text:p>
          </table:table-cell>
          <table:table-cell office:value-type="float" office:value="2890.0">
            <text:p>289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1">
            <text:p>-5.11</text:p>
          </table:table-cell>
          <table:table-cell office:value-type="float" office:value="0.309">
            <text:p>0.309</text:p>
          </table:table-cell>
          <table:table-cell office:value-type="float" office:value="0.309">
            <text:p>0.309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4">
            <text:p>QC-844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1210.0">
            <text:p>1210.0</text:p>
          </table:table-cell>
          <table:table-cell office:value-type="float" office:value="185.0">
            <text:p>1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15">
            <text:p>-2.615</text:p>
          </table:table-cell>
          <table:table-cell office:value-type="float" office:value="0.8464">
            <text:p>0.8464</text:p>
          </table:table-cell>
          <table:table-cell office:value-type="float" office:value="0.8464">
            <text:p>0.846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3415">
            <text:p>OS-3415</text:p>
          </table:table-cell>
          <table:table-cell office:value-type="float" office:value="39.51">
            <text:p>39.51</text:p>
          </table:table-cell>
          <table:table-cell office:value-type="float" office:value="-74.32">
            <text:p>-74.32</text:p>
          </table:table-cell>
          <table:table-cell office:value-type="float" office:value="7340.0">
            <text:p>7340.0</text:p>
          </table:table-cell>
          <table:table-cell office:value-type="float" office:value="35.0">
            <text:p>3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14">
            <text:p>-7.14</text:p>
          </table:table-cell>
          <table:table-cell office:value-type="float" office:value="0.1936">
            <text:p>0.1936</text:p>
          </table:table-cell>
          <table:table-cell office:value-type="float" office:value="0.1936">
            <text:p>0.1936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34136">
            <text:p>OS-34136</text:p>
          </table:table-cell>
          <table:table-cell office:value-type="float" office:value="39.51">
            <text:p>39.51</text:p>
          </table:table-cell>
          <table:table-cell office:value-type="float" office:value="-74.32">
            <text:p>-74.32</text:p>
          </table:table-cell>
          <table:table-cell office:value-type="float" office:value="1200.0">
            <text:p>120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3058">
            <text:p>0.3058</text:p>
          </table:table-cell>
          <table:table-cell office:value-type="float" office:value="0.3058">
            <text:p>0.3058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0">
            <text:p>New_Jersey-10</text:p>
          </table:table-cell>
          <table:table-cell office:value-type="float" office:value="39.549">
            <text:p>39.549</text:p>
          </table:table-cell>
          <table:table-cell office:value-type="float" office:value="-74.342">
            <text:p>-74.342</text:p>
          </table:table-cell>
          <table:table-cell office:value-type="float" office:value="3050.0">
            <text:p>3050.0</text:p>
          </table:table-cell>
          <table:table-cell office:value-type="float" office:value="95.0">
            <text:p>9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945">
            <text:p>-6.945</text:p>
          </table:table-cell>
          <table:table-cell office:value-type="float" office:value="0.7798">
            <text:p>0.7798</text:p>
          </table:table-cell>
          <table:table-cell office:value-type="float" office:value="0.7798">
            <text:p>0.7798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">
            <text:p>New_Jersey-1</text:p>
          </table:table-cell>
          <table:table-cell office:value-type="float" office:value="39.417">
            <text:p>39.417</text:p>
          </table:table-cell>
          <table:table-cell office:value-type="float" office:value="-74.256">
            <text:p>-74.256</text:p>
          </table:table-cell>
          <table:table-cell office:value-type="float" office:value="7130.0">
            <text:p>71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7.615">
            <text:p>-17.615</text:p>
          </table:table-cell>
          <table:table-cell office:value-type="float" office:value="0.6043">
            <text:p>0.6043</text:p>
          </table:table-cell>
          <table:table-cell office:value-type="float" office:value="0.6043">
            <text:p>0.6043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5">
            <text:p>OS-70445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541.0">
            <text:p>1541.0</text:p>
          </table:table-cell>
          <table:table-cell office:value-type="float" office:value="14.0">
            <text:p>14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3">
            <text:p>-2.9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96">
            <text:p>QC-896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7320.0">
            <text:p>7320.0</text:p>
          </table:table-cell>
          <table:table-cell office:value-type="float" office:value="185.0">
            <text:p>18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24">
            <text:p>-11.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66518">
            <text:p>OS-66518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950.0">
            <text:p>95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9">
            <text:p>-2.0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66514">
            <text:p>OS-66514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550.0">
            <text:p>155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3">
            <text:p>-3.0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3305">
            <text:p>BETA-123305</text:p>
          </table:table-cell>
          <table:table-cell office:value-type="float" office:value="39.184">
            <text:p>39.184</text:p>
          </table:table-cell>
          <table:table-cell office:value-type="float" office:value="-74.671">
            <text:p>-74.671</text:p>
          </table:table-cell>
          <table:table-cell office:value-type="float" office:value="560.0">
            <text:p>56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6">
            <text:p>OS-70446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319.0">
            <text:p>319.0</text:p>
          </table:table-cell>
          <table:table-cell office:value-type="float" office:value="13.0">
            <text:p>1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2">
            <text:p>-1.5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5">
            <text:p>QC-855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3960.0">
            <text:p>396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6">
            <text:p>-7.36</text:p>
          </table:table-cell>
          <table:table-cell office:value-type="float" office:value="0.8112">
            <text:p>0.8112</text:p>
          </table:table-cell>
          <table:table-cell office:value-type="float" office:value="0.8112">
            <text:p>0.8112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4">
            <text:p>QC-854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3440.0">
            <text:p>344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1">
            <text:p>-5.51</text:p>
          </table:table-cell>
          <table:table-cell office:value-type="float" office:value="0.8098">
            <text:p>0.8098</text:p>
          </table:table-cell>
          <table:table-cell office:value-type="float" office:value="0.8098">
            <text:p>0.809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3">
            <text:p>QC-853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2760.0">
            <text:p>27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76">
            <text:p>-4.76</text:p>
          </table:table-cell>
          <table:table-cell office:value-type="float" office:value="0.802">
            <text:p>0.802</text:p>
          </table:table-cell>
          <table:table-cell office:value-type="float" office:value="0.802">
            <text:p>0.802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2">
            <text:p>QC-852</text:p>
          </table:table-cell>
          <table:table-cell office:value-type="float" office:value="39.18">
            <text:p>39.18</text:p>
          </table:table-cell>
          <table:table-cell office:value-type="float" office:value="-74.73">
            <text:p>-74.73</text:p>
          </table:table-cell>
          <table:table-cell office:value-type="float" office:value="2260.0">
            <text:p>22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1">
            <text:p>QC-851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2345.0">
            <text:p>2345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0">
            <text:p>QC-850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920.0">
            <text:p>92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1">
            <text:p>-1.31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7">
            <text:p>QC-847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1960.0">
            <text:p>196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45">
            <text:p>-2.845</text:p>
          </table:table-cell>
          <table:table-cell office:value-type="float" office:value="0.8505">
            <text:p>0.8505</text:p>
          </table:table-cell>
          <table:table-cell office:value-type="float" office:value="0.8505">
            <text:p>0.850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5">
            <text:p>QC-845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4820.0">
            <text:p>4820.0</text:p>
          </table:table-cell>
          <table:table-cell office:value-type="float" office:value="95.0">
            <text:p>9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945">
            <text:p>-10.945</text:p>
          </table:table-cell>
          <table:table-cell office:value-type="float" office:value="0.8566">
            <text:p>0.8566</text:p>
          </table:table-cell>
          <table:table-cell office:value-type="float" office:value="0.8566">
            <text:p>0.856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2">
            <text:p>New_Jersey-12</text:p>
          </table:table-cell>
          <table:table-cell office:value-type="float" office:value="39.561">
            <text:p>39.561</text:p>
          </table:table-cell>
          <table:table-cell office:value-type="float" office:value="-74.349">
            <text:p>-74.349</text:p>
          </table:table-cell>
          <table:table-cell office:value-type="float" office:value="3035.0">
            <text:p>3035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45">
            <text:p>-4.045</text:p>
          </table:table-cell>
          <table:table-cell office:value-type="float" office:value="0.7701">
            <text:p>0.7701</text:p>
          </table:table-cell>
          <table:table-cell office:value-type="float" office:value="0.7701">
            <text:p>0.7701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3">
            <text:p>New_Jersey-13</text:p>
          </table:table-cell>
          <table:table-cell office:value-type="float" office:value="39.664">
            <text:p>39.664</text:p>
          </table:table-cell>
          <table:table-cell office:value-type="float" office:value="-74.099">
            <text:p>-74.099</text:p>
          </table:table-cell>
          <table:table-cell office:value-type="float" office:value="8800.0">
            <text:p>8800.0</text:p>
          </table:table-cell>
          <table:table-cell office:value-type="float" office:value="170.0">
            <text:p>17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1.0927">
            <text:p>1.0927</text:p>
          </table:table-cell>
          <table:table-cell office:value-type="float" office:value="1.0927">
            <text:p>1.0927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1">
            <text:p>New_Jersey-11</text:p>
          </table:table-cell>
          <table:table-cell office:value-type="float" office:value="39.549">
            <text:p>39.549</text:p>
          </table:table-cell>
          <table:table-cell office:value-type="float" office:value="-74.342">
            <text:p>-74.342</text:p>
          </table:table-cell>
          <table:table-cell office:value-type="float" office:value="6380.0">
            <text:p>6380.0</text:p>
          </table:table-cell>
          <table:table-cell office:value-type="float" office:value="355.0">
            <text:p>35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89">
            <text:p>-7.89</text:p>
          </table:table-cell>
          <table:table-cell office:value-type="float" office:value="0.5506">
            <text:p>0.5506</text:p>
          </table:table-cell>
          <table:table-cell office:value-type="float" office:value="0.5506">
            <text:p>0.550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5">
            <text:p>New_Jersey-15</text:p>
          </table:table-cell>
          <table:table-cell office:value-type="float" office:value="40.439">
            <text:p>40.439</text:p>
          </table:table-cell>
          <table:table-cell office:value-type="float" office:value="-74.273">
            <text:p>-74.273</text:p>
          </table:table-cell>
          <table:table-cell office:value-type="float" office:value="4330.0">
            <text:p>4330.0</text:p>
          </table:table-cell>
          <table:table-cell office:value-type="float" office:value="460.0">
            <text:p>46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29">
            <text:p>-10.29</text:p>
          </table:table-cell>
          <table:table-cell office:value-type="float" office:value="0.5906">
            <text:p>0.5906</text:p>
          </table:table-cell>
          <table:table-cell office:value-type="float" office:value="0.5906">
            <text:p>0.590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2">
            <text:p>OS-70442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249.0">
            <text:p>1249.0</text:p>
          </table:table-cell>
          <table:table-cell office:value-type="float" office:value="13.0">
            <text:p>1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3">
            <text:p>-2.4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19017">
            <text:p>GX-19017</text:p>
          </table:table-cell>
          <table:table-cell office:value-type="float" office:value="39.803">
            <text:p>39.803</text:p>
          </table:table-cell>
          <table:table-cell office:value-type="float" office:value="-74.094">
            <text:p>-74.094</text:p>
          </table:table-cell>
          <table:table-cell office:value-type="float" office:value="5625.0">
            <text:p>5625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38">
            <text:p>-10.38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1399">
            <text:p>QC-1399</text:p>
          </table:table-cell>
          <table:table-cell office:value-type="float" office:value="40.46">
            <text:p>40.46</text:p>
          </table:table-cell>
          <table:table-cell office:value-type="float" office:value="-74.18">
            <text:p>-74.18</text:p>
          </table:table-cell>
          <table:table-cell office:value-type="float" office:value="2700.0">
            <text:p>2700.0</text:p>
          </table:table-cell>
          <table:table-cell office:value-type="float" office:value="150.0">
            <text:p>15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8769">
            <text:p>-0.8769</text:p>
          </table:table-cell>
          <table:table-cell office:value-type="float" office:value="0.16309506430300091">
            <text:p>0.16309506430300091</text:p>
          </table:table-cell>
          <table:table-cell office:value-type="float" office:value="0.16309506430300091">
            <text:p>0.1630950643030009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3">
            <text:p>OS-70443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502.0">
            <text:p>1502.0</text:p>
          </table:table-cell>
          <table:table-cell office:value-type="float" office:value="14.0">
            <text:p>14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4">
            <text:p>OS-70444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188.0">
            <text:p>1188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9">
            <text:p>New_Jersey-9</text:p>
          </table:table-cell>
          <table:table-cell office:value-type="float" office:value="39.522">
            <text:p>39.522</text:p>
          </table:table-cell>
          <table:table-cell office:value-type="float" office:value="-74.324">
            <text:p>-74.324</text:p>
          </table:table-cell>
          <table:table-cell office:value-type="float" office:value="4495.0">
            <text:p>4495.0</text:p>
          </table:table-cell>
          <table:table-cell office:value-type="float" office:value="125.0">
            <text:p>1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45">
            <text:p>-8.345</text:p>
          </table:table-cell>
          <table:table-cell office:value-type="float" office:value="0.7818">
            <text:p>0.7818</text:p>
          </table:table-cell>
          <table:table-cell office:value-type="float" office:value="0.7818">
            <text:p>0.7818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8">
            <text:p>New_Jersey-8</text:p>
          </table:table-cell>
          <table:table-cell office:value-type="float" office:value="39.522">
            <text:p>39.522</text:p>
          </table:table-cell>
          <table:table-cell office:value-type="float" office:value="-74.324">
            <text:p>-74.324</text:p>
          </table:table-cell>
          <table:table-cell office:value-type="float" office:value="4175.0">
            <text:p>4175.0</text:p>
          </table:table-cell>
          <table:table-cell office:value-type="float" office:value="145.0">
            <text:p>1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45">
            <text:p>-8.345</text:p>
          </table:table-cell>
          <table:table-cell office:value-type="float" office:value="0.7818">
            <text:p>0.7818</text:p>
          </table:table-cell>
          <table:table-cell office:value-type="float" office:value="0.7818">
            <text:p>0.7818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4">
            <text:p>New_Jersey-14</text:p>
          </table:table-cell>
          <table:table-cell office:value-type="float" office:value="40.435">
            <text:p>40.435</text:p>
          </table:table-cell>
          <table:table-cell office:value-type="float" office:value="-74.281">
            <text:p>-74.281</text:p>
          </table:table-cell>
          <table:table-cell office:value-type="float" office:value="6020.0">
            <text:p>6020.0</text:p>
          </table:table-cell>
          <table:table-cell office:value-type="float" office:value="215.0">
            <text:p>215.0</text:p>
          </table:table-cell>
          <table:table-cell office:value-type="string" office:value="Cedar peat">
            <text:p>Cedar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59">
            <text:p>-7.59</text:p>
          </table:table-cell>
          <table:table-cell office:value-type="float" office:value="0.5872">
            <text:p>0.5872</text:p>
          </table:table-cell>
          <table:table-cell office:value-type="float" office:value="0.5872">
            <text:p>0.5872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7">
            <text:p>New_Jersey-7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1420.0">
            <text:p>14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95">
            <text:p>-2.595</text:p>
          </table:table-cell>
          <table:table-cell office:value-type="float" office:value="0.6844">
            <text:p>0.6844</text:p>
          </table:table-cell>
          <table:table-cell office:value-type="float" office:value="0.6844">
            <text:p>0.6844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1527">
            <text:p>GX-31527</text:p>
          </table:table-cell>
          <table:table-cell office:value-type="float" office:value="39.304">
            <text:p>39.304</text:p>
          </table:table-cell>
          <table:table-cell office:value-type="float" office:value="-74.588">
            <text:p>-74.588</text:p>
          </table:table-cell>
          <table:table-cell office:value-type="float" office:value="2330.0">
            <text:p>2330.0</text:p>
          </table:table-cell>
          <table:table-cell office:value-type="float" office:value="70.0">
            <text:p>7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.6">
            <text:p>-3.6</text:p>
          </table:table-cell>
          <table:table-cell office:value-type="float" office:value="0.1819">
            <text:p>0.1819</text:p>
          </table:table-cell>
          <table:table-cell office:value-type="float" office:value="0.1819">
            <text:p>0.1819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5">
            <text:p>New_Jersey-5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340.0">
            <text:p>34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55">
            <text:p>-0.955</text:p>
          </table:table-cell>
          <table:table-cell office:value-type="float" office:value="0.6839">
            <text:p>0.6839</text:p>
          </table:table-cell>
          <table:table-cell office:value-type="float" office:value="0.6839">
            <text:p>0.6839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4">
            <text:p>New_Jersey-4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240.0">
            <text:p>24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95">
            <text:p>-1.695</text:p>
          </table:table-cell>
          <table:table-cell office:value-type="float" office:value="0.6841">
            <text:p>0.6841</text:p>
          </table:table-cell>
          <table:table-cell office:value-type="float" office:value="0.6841">
            <text:p>0.6841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3">
            <text:p>New_Jersey-3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210.0">
            <text:p>21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45">
            <text:p>-0.845</text:p>
          </table:table-cell>
          <table:table-cell office:value-type="float" office:value="0.6839">
            <text:p>0.6839</text:p>
          </table:table-cell>
          <table:table-cell office:value-type="float" office:value="0.6839">
            <text:p>0.6839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2">
            <text:p>New_Jersey-2</text:p>
          </table:table-cell>
          <table:table-cell office:value-type="float" office:value="39.417">
            <text:p>39.417</text:p>
          </table:table-cell>
          <table:table-cell office:value-type="float" office:value="-74.256">
            <text:p>-74.256</text:p>
          </table:table-cell>
          <table:table-cell office:value-type="float" office:value="7690.0">
            <text:p>769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7.365">
            <text:p>-17.365</text:p>
          </table:table-cell>
          <table:table-cell office:value-type="float" office:value="0.6043">
            <text:p>0.6043</text:p>
          </table:table-cell>
          <table:table-cell office:value-type="float" office:value="0.6043">
            <text:p>0.6043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9">
            <text:p>New_Jersey-19</text:p>
          </table:table-cell>
          <table:table-cell office:value-type="float" office:value="40.446">
            <text:p>40.446</text:p>
          </table:table-cell>
          <table:table-cell office:value-type="float" office:value="-74.161">
            <text:p>-74.161</text:p>
          </table:table-cell>
          <table:table-cell office:value-type="float" office:value="2695.0">
            <text:p>2695.0</text:p>
          </table:table-cell>
          <table:table-cell office:value-type="float" office:value="145.0">
            <text:p>14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4">
            <text:p>-0.54</text:p>
          </table:table-cell>
          <table:table-cell office:value-type="float" office:value="0.5816">
            <text:p>0.5816</text:p>
          </table:table-cell>
          <table:table-cell office:value-type="float" office:value="0.5816">
            <text:p>0.581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8">
            <text:p>New_Jersey-18</text:p>
          </table:table-cell>
          <table:table-cell office:value-type="float" office:value="40.446">
            <text:p>40.446</text:p>
          </table:table-cell>
          <table:table-cell office:value-type="float" office:value="-74.161">
            <text:p>-74.161</text:p>
          </table:table-cell>
          <table:table-cell office:value-type="float" office:value="660.0">
            <text:p>660.0</text:p>
          </table:table-cell>
          <table:table-cell office:value-type="float" office:value="110.0">
            <text:p>11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9">
            <text:p>-0.59</text:p>
          </table:table-cell>
          <table:table-cell office:value-type="float" office:value="0.5816">
            <text:p>0.5816</text:p>
          </table:table-cell>
          <table:table-cell office:value-type="float" office:value="0.5816">
            <text:p>0.581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7">
            <text:p>New_Jersey-17</text:p>
          </table:table-cell>
          <table:table-cell office:value-type="float" office:value="40.439">
            <text:p>40.439</text:p>
          </table:table-cell>
          <table:table-cell office:value-type="float" office:value="-74.273">
            <text:p>-74.273</text:p>
          </table:table-cell>
          <table:table-cell office:value-type="float" office:value="7735.0">
            <text:p>7735.0</text:p>
          </table:table-cell>
          <table:table-cell office:value-type="float" office:value="195.0">
            <text:p>19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79">
            <text:p>-11.79</text:p>
          </table:table-cell>
          <table:table-cell office:value-type="float" office:value="0.5946">
            <text:p>0.5946</text:p>
          </table:table-cell>
          <table:table-cell office:value-type="float" office:value="0.5946">
            <text:p>0.594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6">
            <text:p>New_Jersey-16</text:p>
          </table:table-cell>
          <table:table-cell office:value-type="float" office:value="40.439">
            <text:p>40.439</text:p>
          </table:table-cell>
          <table:table-cell office:value-type="float" office:value="-74.273">
            <text:p>-74.273</text:p>
          </table:table-cell>
          <table:table-cell office:value-type="float" office:value="6610.0">
            <text:p>6610.0</text:p>
          </table:table-cell>
          <table:table-cell office:value-type="float" office:value="215.0">
            <text:p>215.0</text:p>
          </table:table-cell>
          <table:table-cell office:value-type="string" office:value="Cedar peat">
            <text:p>Cedar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99">
            <text:p>-10.99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6">
            <text:p>New_Jersey-6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450.0">
            <text:p>45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15">
            <text:p>-0.815</text:p>
          </table:table-cell>
          <table:table-cell office:value-type="float" office:value="0.6839">
            <text:p>0.6839</text:p>
          </table:table-cell>
          <table:table-cell office:value-type="float" office:value="0.6839">
            <text:p>0.6839</text:p>
          </table:table-cell>
          <table:table-cell office:value-type="string" office:value="DonnellyEtal2001,EngelhartHorton2012">
            <text:p>DonnellyEtal2001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